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'Lucida Console', monospace"/>
    <style:font-face style:name="open sansregular" svg:font-family="'open sansregular', HelveticaNe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Standard">
      <style:text-properties style:font-name="Liberation Serif" fo:font-size="12pt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dceb6" style:font-size-asian="12pt" style:font-size-complex="12pt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111111" style:font-name="Liberation Serif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111111" style:font-name="Liberation Serif" fo:font-size="12pt" fo:letter-spacing="normal" fo:font-style="normal" fo:font-weight="normal" officeooo:paragraph-rsid="000dceb6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666666" style:font-name="Liberation Serif" fo:font-size="12pt" fo:letter-spacing="normal" fo:font-style="italic" fo:font-weight="normal" style:font-size-asian="12pt" style:font-size-complex="12pt"/>
    </style:style>
    <style:style style:name="P8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666666" style:font-name="Liberation Serif" fo:font-size="12pt" fo:letter-spacing="normal" fo:font-style="italic" fo:font-weight="normal" officeooo:paragraph-rsid="000dceb6" style:font-size-asian="12pt" style:font-size-complex="12pt"/>
    </style:style>
    <style:style style:name="P9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666666" style:font-name="Liberation Serif" fo:font-size="12pt" fo:letter-spacing="normal" fo:font-style="italic" fo:font-weight="normal" officeooo:paragraph-rsid="000dceb6"/>
    </style:style>
    <style:style style:name="P10" style:family="paragraph" style:parent-style-name="Standard">
      <style:paragraph-properties fo:margin-left="0in" fo:margin-right="0in" fo:margin-top="0in" fo:margin-bottom="0in" style:contextual-spacing="false" style:line-height-at-least="0.1799in" fo:text-align="start" style:justify-single-word="false" fo:widows="1" fo:text-indent="0in" style:auto-text-indent="false" fo:padding="0in" fo:border="none"/>
      <style:text-properties fo:font-variant="normal" fo:text-transform="none" fo:color="#666666" style:font-name="Liberation Serif" fo:font-size="12pt" fo:letter-spacing="normal" fo:font-style="normal" fo:font-weight="normal" officeooo:paragraph-rsid="000dceb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111111" style:font-name="open sansregular" fo:font-size="18pt" fo:letter-spacing="-0.0201in" fo:font-style="normal"/>
    </style:style>
    <style:style style:name="T2" style:family="text">
      <style:text-properties fo:font-variant="normal" fo:text-transform="none" fo:color="#111111" fo:font-size="18pt" fo:letter-spacing="-0.0201in" fo:font-style="normal"/>
    </style:style>
    <style:style style:name="T3" style:family="text">
      <style:text-properties fo:font-variant="normal" fo:text-transform="none" fo:color="#111111" style:font-name="Liberation Serif" fo:font-size="18pt" fo:letter-spacing="-0.0201in" fo:font-style="normal"/>
    </style:style>
    <style:style style:name="T4" style:family="text">
      <style:text-properties fo:font-variant="normal" fo:text-transform="none" fo:color="#111111" style:font-name="Liberation Serif" fo:letter-spacing="-0.0201in" fo:font-style="normal"/>
    </style:style>
    <style:style style:name="T5" style:family="text">
      <style:text-properties fo:font-variant="normal" fo:text-transform="none" fo:color="#111111" style:font-name="Liberation Serif" fo:font-size="12pt" fo:letter-spacing="-0.0201in" fo:font-style="normal" style:font-size-asian="12pt" style:font-size-complex="12pt"/>
    </style:style>
    <style:style style:name="T6" style:family="text">
      <style:text-properties fo:font-variant="normal" fo:text-transform="none" fo:color="#111111" style:font-name="Liberation Serif" fo:font-size="14pt" fo:letter-spacing="-0.0201in" fo:font-style="normal" style:font-size-asian="14pt" style:font-size-complex="14pt"/>
    </style:style>
    <style:style style:name="T7" style:family="text">
      <style:text-properties fo:font-variant="normal" fo:text-transform="none" style:font-name="Monaco" fo:font-size="9.35000038146973pt" fo:letter-spacing="normal" fo:font-style="normal" fo:font-weight="bold"/>
    </style:style>
    <style:style style:name="T8" style:family="text">
      <style:text-properties fo:font-variant="normal" fo:text-transform="none" style:font-name="Monaco" fo:font-size="9.35000038146973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00000" style:font-name="Monaco" fo:font-size="9.35000038146973pt" fo:letter-spacing="normal" fo:font-style="normal" fo:font-weight="normal"/>
    </style:style>
    <style:style style:name="T10" style:family="text">
      <style:text-properties fo:font-variant="normal" fo:text-transform="none" fo:color="#000000" fo:letter-spacing="normal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font-size="9.35000038146973pt" fo:letter-spacing="normal" fo:font-style="normal" fo:font-weight="normal"/>
    </style:style>
    <style:style style:name="T13" style:family="text">
      <style:text-properties fo:font-variant="normal" fo:text-transform="none" fo:font-size="9.35000038146973pt" fo:letter-spacing="normal" fo:font-style="normal" fo:font-weight="bold"/>
    </style:style>
    <style:style style:name="T14" style:family="text">
      <style:text-properties fo:font-variant="normal" fo:text-transform="none" fo:font-size="9.35000038146973pt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bold"/>
    </style:style>
    <style:style style:name="T1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00"/>
    </style:style>
    <style:style style:name="T19" style:family="text">
      <style:text-properties fo:color="#000000" style:font-name="Monaco" fo:font-size="9.35000038146973pt"/>
    </style:style>
    <style:style style:name="T20" style:family="text">
      <style:text-properties fo:color="#000000" style:font-name="Monaco" fo:font-size="9.35000038146973pt" fo:font-weight="bold"/>
    </style:style>
    <style:style style:name="T21" style:family="text">
      <style:text-properties fo:color="#000000" style:font-name="Monaco" fo:font-size="9.35000038146973pt" fo:font-weight="bold" style:font-weight-asian="bold" style:font-weight-complex="bold"/>
    </style:style>
    <style:style style:name="T22" style:family="text">
      <style:text-properties fo:color="#000000" style:font-name="Monaco" fo:font-size="9.35000038146973pt" style:font-weight-asian="normal" style:font-weight-complex="normal"/>
    </style:style>
    <style:style style:name="T23" style:family="text">
      <style:text-properties fo:color="#000000" fo:font-weight="bold"/>
    </style:style>
    <style:style style:name="T24" style:family="text">
      <style:text-properties fo:color="#000000" fo:font-weight="bold" style:font-weight-asian="bold" style:font-weight-complex="bold"/>
    </style:style>
    <style:style style:name="T25" style:family="text">
      <style:text-properties fo:color="#000000" fo:font-size="9.35000038146973pt"/>
    </style:style>
    <style:style style:name="T26" style:family="text">
      <style:text-properties fo:color="#000000" fo:font-size="9.35000038146973pt" fo:font-weight="bold"/>
    </style:style>
    <style:style style:name="T27" style:family="text">
      <style:text-properties fo:color="#000000" fo:font-size="9.35000038146973pt" fo:font-weight="bold" style:font-weight-asian="bold" style:font-weight-complex="bold"/>
    </style:style>
    <style:style style:name="T28" style:family="text">
      <style:text-properties fo:color="#000000" fo:font-size="9.35000038146973pt" style:font-weight-asian="normal" style:font-weight-complex="normal"/>
    </style:style>
    <style:style style:name="T29" style:family="text">
      <style:text-properties fo:color="#000000" style:font-weight-asian="normal" style:font-weight-complex="normal"/>
    </style:style>
    <style:style style:name="T30" style:family="text">
      <style:text-properties fo:color="#000000" style:font-name="open sansregular" fo:font-size="11.5pt" fo:font-style="normal"/>
    </style:style>
    <style:style style:name="T31" style:family="text">
      <style:text-properties fo:color="#000000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Strong_20_Emphasis"><text:span text:style-name="T6">Configure Apache HTTP Server</text:span></text:span></text:h>
      <text:p text:style-name="P2"/>
      <text:p text:style-name="P3">Step 1: Installation of httpd</text:p>
      <text:p text:style-name="P3"><text:span text:style-name="T15"><text:s text:c="3"/>$</text:span><text:span text:style-name="T16">yum install</text:span><text:span text:style-name="T10"> </text:span><text:span text:style-name="T11">httpd</text:span></text:p>
      <text:p text:style-name="P3"><text:span text:style-name="T11"/></text:p>
      <text:p text:style-name="P3"><text:span text:style-name="T11">Step2: </text:span></text:p>
      <text:p text:style-name="P3"><text:span text:style-name="T11">Before edit httpd.config file, you’d better have a backup for this file</text:span></text:p>
      <text:p text:style-name="P4"><text:span text:style-name="T24">$</text:span><text:span text:style-name="T29">vim</text:span><text:span text:style-name="T18"> </text:span><text:span text:style-name="T23">/</text:span><text:span text:style-name="T18">etc</text:span><text:span text:style-name="T23">/</text:span><text:span text:style-name="T18">httpd</text:span><text:span text:style-name="T23">/</text:span><text:span text:style-name="T18">conf</text:span><text:span text:style-name="T23">/</text:span><text:span text:style-name="T18">httpd.conf</text:span></text:p>
      <text:p text:style-name="P4"><text:span text:style-name="T11"/></text:p>
      <text:p text:style-name="P4"><text:span text:style-name="T18">set new values for “ServerAdmin”, “AllowOverride” , “DirectoryIndex” and “keepAlive” fields just like the below:</text:span></text:p>
      <text:p text:style-name="P4"><text:span text:style-name="T11"/></text:p>
      <text:p text:style-name="P4">ServerAdmin root@localhost <text:span text:style-name="T18"><text:line-break/></text:span>AllowOverride all <text:span text:style-name="T18"><text:line-break/></text:span>DirectoryIndex index.html index.php <text:span text:style-name="T18"><text:line-break/></text:span>DocumentRoot “/var/www/html” <text:span text:style-name="T18"><text:line-break/></text:span></text:p>
      <text:p text:style-name="P5"><text:span text:style-name="T18">Step 3: Enable httpd service while system startup</text:span></text:p>
      <text:p text:style-name="P4"><text:span text:style-name="T24"><text:s text:c="13"/>$</text:span><text:span text:style-name="T18">systemctl </text:span><text:span text:style-name="T29">enable </text:span><text:span text:style-name="T18">httpd.service</text:span></text:p>
      <text:p text:style-name="P4"><text:span text:style-name="T18"/></text:p>
      <text:p text:style-name="P5"><text:span text:style-name="T18">Step 4: Start httpd service</text:span></text:p>
      <text:p text:style-name="P6"><text:span text:style-name="T17"><text:s text:c="13"/>$</text:span>systemctl start httpd.service</text:p>
      <text:p text:style-name="P7"><text:span text:style-name="T24"><text:s text:c="13"/>$</text:span><text:span text:style-name="T18">systemctl status httpd.service</text:span></text:p>
      <text:p text:style-name="P8"><text:span text:style-name="T18"/></text:p>
      <text:p text:style-name="P10">Step 5:</text:p>
      <text:p text:style-name="P8"/>
      <text:p text:style-name="P4"><text:span text:style-name="T18">Create a HTML test page under DocumentRoot directory (the default is “/var/www/html”),</text:span></text:p>
      <text:p text:style-name="P7"><text:span text:style-name="T18"/></text:p>
      <text:p text:style-name="P9"><text:span text:style-name="T31">Check with browser <text:s/>http://</text:span><text:span text:style-name="T30">127.0.0.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onaco" svg:font-family="Monaco, 'Lucida Console', monospace"/>
    <style:font-face style:name="open sansregular" svg:font-family="'open sansregular', HelveticaNeue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AR PL UMing HK" style:font-size-asian="18pt" style:font-weight-asian="bold" style:font-name-complex="Lohit Devanagari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5-06-06T17:12:05</meta:creation-date>
    <dc:date>2015-06-06T17:24:54</dc:date>
    <dc:creator>root </dc:creator>
    <meta:editing-duration>PT1M52S</meta:editing-duration>
    <meta:editing-cycles>3</meta:editing-cycles>
    <meta:generator>LibreOffice/4.0.4.2$Linux_x86 LibreOffice_project/400m0$Build-2</meta:generator>
    <meta:document-statistic meta:table-count="0" meta:image-count="0" meta:object-count="0" meta:page-count="1" meta:paragraph-count="16" meta:word-count="91" meta:character-count="749" meta:non-whitespace-character-count="625"/>
  </office:meta>
</office:document-meta>
</file>